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estas_20_Brødtekst">
      <style:text-properties officeooo:paragraph-rsid="001ec9e6"/>
    </style:style>
    <style:style style:name="P2" style:family="paragraph" style:parent-style-name="Aestas_20_Brødtekst">
      <style:text-properties style:font-name="Liberation Serif" fo:font-size="12pt" officeooo:paragraph-rsid="001ec9e6" style:font-size-asian="12pt" style:font-size-complex="12pt"/>
    </style:style>
    <style:style style:name="P3" style:family="paragraph" style:parent-style-name="Aestas_20_Brødtekst">
      <style:text-properties style:font-name="Liberation Serif" fo:font-size="12pt" officeooo:rsid="0018228d" officeooo:paragraph-rsid="001ec9e6" style:font-size-asian="12pt" style:font-size-complex="12pt"/>
    </style:style>
    <style:style style:name="P4" style:family="paragraph" style:parent-style-name="Aestas_20_Brødtekst">
      <style:text-properties style:font-name="Liberation Serif" fo:font-size="12pt" officeooo:rsid="0018228d" officeooo:paragraph-rsid="002b85ff" style:font-size-asian="12pt" style:font-size-complex="12pt"/>
    </style:style>
    <style:style style:name="P5" style:family="paragraph" style:parent-style-name="Aestas_20_Brødtekst">
      <style:text-properties style:font-name="Liberation Serif" fo:font-size="12pt" officeooo:rsid="001f56d7" officeooo:paragraph-rsid="001ec9e6" style:font-size-asian="12pt" style:font-size-complex="12pt"/>
    </style:style>
    <style:style style:name="P6" style:family="paragraph" style:parent-style-name="Aestas_20_Brødtekst">
      <style:text-properties style:font-name="Liberation Serif" fo:font-size="12pt" officeooo:paragraph-rsid="002cac95" style:font-size-asian="12pt" style:font-size-complex="12pt"/>
    </style:style>
    <style:style style:name="P7" style:family="paragraph" style:parent-style-name="Aestas_20_Brødtekst">
      <style:text-properties style:font-name="Liberation Serif" fo:font-size="12pt" officeooo:rsid="00299230" officeooo:paragraph-rsid="002b85ff" style:font-size-asian="12pt" style:font-size-complex="12pt"/>
    </style:style>
    <style:style style:name="P8" style:family="paragraph" style:parent-style-name="Aestas_20_Brødtekst">
      <style:text-properties style:font-name="Liberation Serif" fo:font-size="12pt" fo:font-weight="normal" officeooo:rsid="001f56d7" officeooo:paragraph-rsid="001ec9e6" style:font-size-asian="12pt" style:font-weight-asian="normal" style:font-size-complex="12pt" style:font-weight-complex="normal"/>
    </style:style>
    <style:style style:name="P9" style:family="paragraph" style:parent-style-name="Aestas_20_Brødtekst">
      <style:text-properties style:font-name="Liberation Serif" fo:font-size="12pt" fo:font-weight="normal" officeooo:rsid="001ec9e6" officeooo:paragraph-rsid="001ec9e6" style:font-size-asian="12pt" style:font-weight-asian="normal" style:font-size-complex="12pt" style:font-weight-complex="normal"/>
    </style:style>
    <style:style style:name="P10" style:family="paragraph" style:parent-style-name="Aestas_20_Brødtekst">
      <style:text-properties style:font-name="Liberation Serif" fo:font-size="12pt" fo:font-weight="normal" officeooo:rsid="002ada21" officeooo:paragraph-rsid="002ada21" style:font-size-asian="12pt" style:font-weight-asian="normal" style:font-size-complex="12pt" style:font-weight-complex="normal"/>
    </style:style>
    <style:style style:name="P11" style:family="paragraph" style:parent-style-name="Aestas_20_Brødtekst">
      <style:text-properties style:font-name="Liberation Serif" officeooo:paragraph-rsid="002ada21"/>
    </style:style>
    <style:style style:name="P12" style:family="paragraph" style:parent-style-name="Standard">
      <style:paragraph-properties fo:text-align="end" style:justify-single-word="false"/>
      <style:text-properties style:font-name="Calibri1" fo:font-size="32pt" fo:font-style="normal" officeooo:rsid="008f7940" officeooo:paragraph-rsid="0021e2f5" style:font-size-asian="32pt" style:font-style-asian="normal" style:font-name-complex="Garamond" style:font-size-complex="32pt" style:font-style-complex="normal"/>
    </style:style>
    <style:style style:name="P13" style:family="paragraph" style:parent-style-name="Standard">
      <style:paragraph-properties fo:text-align="end" style:justify-single-word="false"/>
      <style:text-properties style:font-name="Calibri1" fo:font-size="12pt" fo:font-style="italic" officeooo:rsid="000a401c" officeooo:paragraph-rsid="0021e2f5" style:font-size-asian="12pt" style:font-style-asian="italic" style:font-name-complex="Garamond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Garamond" fo:font-size="14pt" fo:font-style="italic" officeooo:rsid="000a401c" officeooo:paragraph-rsid="0021e2f5" style:font-size-asian="14pt" style:font-style-asian="italic" style:font-name-complex="Garamond" style:font-size-complex="14pt"/>
    </style:style>
    <style:style style:name="P15" style:family="paragraph" style:parent-style-name="Standard">
      <style:text-properties officeooo:paragraph-rsid="0021e2f5"/>
    </style:style>
    <style:style style:name="P16" style:family="paragraph" style:parent-style-name="Standard">
      <style:text-properties style:font-name="Liberation Serif" fo:font-size="12pt" fo:font-weight="bold" officeooo:paragraph-rsid="001ec9e6" style:font-size-asian="12pt" style:font-weight-asian="bold" style:font-size-complex="12pt" style:font-weight-complex="bold"/>
    </style:style>
    <style:style style:name="P17" style:family="paragraph" style:parent-style-name="Aestas_20_Afsnit">
      <style:text-properties style:font-name="Liberation Serif" fo:font-size="12pt" officeooo:rsid="0018228d" officeooo:paragraph-rsid="001ec9e6" style:font-size-asian="12pt" style:font-size-complex="12pt"/>
    </style:style>
    <style:style style:name="P18" style:family="paragraph" style:parent-style-name="Aestas_20_Afsnit">
      <style:text-properties style:font-name="Liberation Serif" fo:font-size="12pt" officeooo:paragraph-rsid="00309e21" style:font-size-asian="12pt" style:font-size-complex="12pt"/>
    </style:style>
    <style:style style:name="P19" style:family="paragraph" style:parent-style-name="Aestas_20_Afsnit">
      <style:text-properties style:font-name="Liberation Serif" fo:font-size="12pt" fo:font-weight="bold" officeooo:paragraph-rsid="001ec9e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da" fo:country="DK" fo:font-style="normal" fo:font-weight="bold" officeooo:rsid="000e5454" officeooo:paragraph-rsid="0021e2f5" style:font-size-asian="14pt" style:font-style-asian="normal" style:font-weight-asian="bold" style:font-name-complex="Garamond" style:font-size-complex="14pt" style:font-style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da" fo:country="DK" fo:font-style="normal" fo:font-weight="bold" officeooo:rsid="000e5454" officeooo:paragraph-rsid="0021e2f5" style:font-size-asian="14pt" style:font-style-asian="normal" style:font-weight-asian="bold" style:font-name-complex="Garamond" style:font-size-complex="14pt" style:font-style-complex="normal"/>
    </style:style>
    <style:style style:name="P22" style:family="paragraph" style:parent-style-name="Text_20_body">
      <style:text-properties style:font-name="Liberation Serif" fo:font-size="12pt" fo:language="da" fo:country="DK" officeooo:paragraph-rsid="0041bcf9" style:font-size-asian="12pt" style:font-size-complex="12pt"/>
    </style:style>
    <style:style style:name="P23" style:family="paragraph" style:parent-style-name="Text_20_body">
      <style:text-properties style:font-name="Liberation Serif" fo:font-size="12pt" fo:language="da" fo:country="DK" officeooo:rsid="00424572" officeooo:paragraph-rsid="00424572" style:font-size-asian="12pt" style:font-size-complex="12pt"/>
    </style:style>
    <style:style style:name="P24" style:family="paragraph" style:parent-style-name="Text_20_body">
      <style:text-properties style:font-name="Liberation Serif" fo:font-size="12pt" fo:language="da" fo:country="DK" officeooo:paragraph-rsid="00433082" style:font-size-asian="12pt" style:font-size-complex="12pt"/>
    </style:style>
    <style:style style:name="P25" style:family="paragraph" style:parent-style-name="Text_20_body">
      <style:text-properties style:font-name="Liberation Serif" fo:font-size="12pt" fo:language="da" fo:country="DK" officeooo:rsid="0041bcf9" officeooo:paragraph-rsid="00433082" style:font-size-asian="12pt" style:font-size-complex="12pt"/>
    </style:style>
    <style:style style:name="P26" style:family="paragraph" style:parent-style-name="Text_20_body">
      <style:text-properties style:font-name="Liberation Serif" fo:font-size="12pt" fo:language="da" fo:country="DK" officeooo:rsid="0046a165" officeooo:paragraph-rsid="0046a165" style:font-size-asian="12pt" style:font-size-complex="12pt"/>
    </style:style>
    <style:style style:name="P27" style:family="paragraph" style:parent-style-name="Text_20_body">
      <style:text-properties officeooo:paragraph-rsid="0041bcf9"/>
    </style:style>
    <style:style style:name="P28" style:family="paragraph" style:parent-style-name="Aestas_20_Brødtekst" style:list-style-name="L3">
      <style:text-properties style:font-name="Liberation Serif" fo:font-size="12pt" fo:font-weight="normal" officeooo:rsid="001f56d7" officeooo:paragraph-rsid="001ec9e6" style:font-size-asian="12pt" style:font-weight-asian="normal" style:font-size-complex="12pt" style:font-weight-complex="normal"/>
    </style:style>
    <style:style style:name="P29" style:family="paragraph" style:parent-style-name="Aestas_20_Brødtekst" style:list-style-name="L3">
      <style:text-properties style:font-name="Liberation Serif" fo:font-size="12pt" officeooo:paragraph-rsid="00209df8" style:font-size-asian="12pt" style:font-size-complex="12pt"/>
    </style:style>
    <style:style style:name="P30" style:family="paragraph" style:parent-style-name="Aestas_20_Brødtekst" style:list-style-name="L3">
      <style:text-properties style:font-name="Liberation Serif" fo:font-size="12pt" officeooo:paragraph-rsid="001ec9e6" style:font-size-asian="12pt" style:font-size-complex="12pt"/>
    </style:style>
    <style:style style:name="P31" style:family="paragraph" style:parent-style-name="Text_20_body">
      <style:text-properties style:font-name="Liberation Serif" fo:font-size="12pt" fo:language="da" fo:country="DK" fo:font-weight="bold" officeooo:rsid="0046a165" officeooo:paragraph-rsid="0046a165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Liberation Serif" fo:font-size="12pt" fo:language="da" fo:country="DK" fo:font-weight="bold" officeooo:paragraph-rsid="00433082" style:font-size-asian="12pt" style:font-weight-asian="bold" style:font-size-complex="12pt" style:font-weight-complex="bold"/>
    </style:style>
    <style:style style:name="P33" style:family="paragraph" style:parent-style-name="Text_20_body" style:list-style-name="L1">
      <style:text-properties style:font-name="Liberation Serif" fo:font-size="12pt" fo:language="da" fo:country="DK" officeooo:rsid="00424572" officeooo:paragraph-rsid="00424572" style:font-size-asian="12pt" style:font-size-complex="12pt"/>
    </style:style>
    <style:style style:name="P34" style:family="paragraph" style:parent-style-name="Text_20_body" style:list-style-name="L2">
      <style:text-properties style:font-name="Liberation Serif" fo:font-size="12pt" fo:language="da" fo:country="DK" officeooo:rsid="00433082" officeooo:paragraph-rsid="0048aba7" style:font-size-asian="12pt" style:font-size-complex="12pt"/>
    </style:style>
    <style:style style:name="P35" style:family="paragraph" style:parent-style-name="Text_20_body" style:list-style-name="L2">
      <style:text-properties style:font-name="Liberation Serif" fo:font-size="12pt" fo:language="da" fo:country="DK" officeooo:rsid="00433082" officeooo:paragraph-rsid="00433082" style:font-size-asian="12pt" style:font-size-complex="12pt"/>
    </style:style>
    <style:style style:name="P36" style:family="paragraph" style:parent-style-name="Text_20_body" style:list-style-name="L2">
      <style:text-properties style:font-name="Liberation Serif" fo:font-size="12pt" fo:language="da" fo:country="DK" officeooo:rsid="00433082" officeooo:paragraph-rsid="001ce0ec" style:font-size-asian="12pt" style:font-size-complex="12pt"/>
    </style:style>
    <style:style style:name="P37" style:family="paragraph" style:parent-style-name="Text_20_body" style:list-style-name="L2">
      <style:text-properties style:font-name="Liberation Serif" fo:font-size="12pt" fo:language="da" fo:country="DK" officeooo:rsid="00433082" officeooo:paragraph-rsid="0024ef6f" style:font-size-asian="12pt" style:font-size-complex="12pt"/>
    </style:style>
    <style:style style:name="P38" style:family="paragraph" style:parent-style-name="Text_20_body" style:list-style-name="L2">
      <style:text-properties style:font-name="Liberation Serif" fo:font-size="12pt" fo:language="da" fo:country="DK" officeooo:rsid="0043bf85" officeooo:paragraph-rsid="0043bf85" style:font-size-asian="12pt" style:font-size-complex="12pt"/>
    </style:style>
    <style:style style:name="P39" style:family="paragraph" style:parent-style-name="Text_20_body" style:list-style-name="L2">
      <style:text-properties style:font-name="Liberation Serif" fo:font-size="12pt" fo:language="da" fo:country="DK" style:font-size-asian="12pt" style:font-size-complex="12pt"/>
    </style:style>
    <style:style style:name="P40" style:family="paragraph" style:parent-style-name="Text_20_body" style:list-style-name="L2">
      <style:text-properties style:font-name="Liberation Serif" fo:font-size="12pt" fo:language="da" fo:country="DK" officeooo:rsid="00376b22" officeooo:paragraph-rsid="00376b22" style:font-size-asian="12pt" style:font-size-complex="12pt"/>
    </style:style>
    <style:style style:name="P41" style:family="paragraph" style:parent-style-name="Text_20_body" style:list-style-name="L2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42" style:family="paragraph" style:parent-style-name="Text_20_body" style:list-style-name="L2">
      <style:text-properties style:font-name="Liberation Serif" fo:font-size="12pt" officeooo:paragraph-rsid="0044a773" style:font-size-asian="12pt" style:font-size-complex="12pt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21e2f5"/>
    </style:style>
    <style:style style:name="T3" style:family="text">
      <style:text-properties fo:language="da" fo:country="DK" officeooo:rsid="0017b8b8"/>
    </style:style>
    <style:style style:name="T4" style:family="text">
      <style:text-properties fo:language="da" fo:country="DK" officeooo:rsid="002272f7"/>
    </style:style>
    <style:style style:name="T5" style:family="text">
      <style:text-properties fo:language="da" fo:country="DK" officeooo:rsid="0027a95d"/>
    </style:style>
    <style:style style:name="T6" style:family="text">
      <style:text-properties fo:language="da" fo:country="DK" fo:font-style="italic" style:font-style-asian="italic" style:font-style-complex="italic"/>
    </style:style>
    <style:style style:name="T7" style:family="text">
      <style:text-properties fo:language="da" fo:country="DK" fo:font-style="italic" officeooo:rsid="0022eefe" style:font-style-asian="italic" style:font-style-complex="italic"/>
    </style:style>
    <style:style style:name="T8" style:family="text">
      <style:text-properties fo:language="da" fo:country="DK" fo:font-style="italic" officeooo:rsid="0044a773" style:font-style-asian="italic" style:font-style-complex="italic"/>
    </style:style>
    <style:style style:name="T9" style:family="text">
      <style:text-properties fo:language="da" fo:country="DK" officeooo:rsid="0040d4d4"/>
    </style:style>
    <style:style style:name="T10" style:family="text">
      <style:text-properties fo:language="da" fo:country="DK" officeooo:rsid="0043bf85"/>
    </style:style>
    <style:style style:name="T11" style:family="text">
      <style:text-properties fo:language="da" fo:country="DK" officeooo:rsid="0044a7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56d7" style:font-weight-asian="bold" style:font-weight-complex="bold"/>
    </style:style>
    <style:style style:name="T14" style:family="text">
      <style:text-properties fo:font-weight="bold" officeooo:rsid="00160e1c" style:font-weight-asian="bold" style:font-weight-complex="bold"/>
    </style:style>
    <style:style style:name="T15" style:family="text">
      <style:text-properties officeooo:rsid="001ce0ec"/>
    </style:style>
    <style:style style:name="T16" style:family="text">
      <style:text-properties officeooo:rsid="001f56d7"/>
    </style:style>
    <style:style style:name="T17" style:family="text">
      <style:text-properties fo:font-weight="normal" officeooo:rsid="001f56d7" style:font-weight-asian="normal" style:font-weight-complex="normal"/>
    </style:style>
    <style:style style:name="T18" style:family="text">
      <style:text-properties fo:font-weight="normal" officeooo:rsid="001ec9e6" style:font-weight-asian="normal" style:font-weight-complex="normal"/>
    </style:style>
    <style:style style:name="T19" style:family="text">
      <style:text-properties fo:font-weight="normal" officeooo:rsid="00209df8" style:font-weight-asian="normal" style:font-weight-complex="normal"/>
    </style:style>
    <style:style style:name="T20" style:family="text">
      <style:text-properties fo:font-weight="normal" officeooo:rsid="0022eefe" style:font-weight-asian="normal" style:font-weight-complex="normal"/>
    </style:style>
    <style:style style:name="T21" style:family="text">
      <style:text-properties fo:font-weight="normal" officeooo:rsid="002b6a87" style:font-weight-asian="normal" style:font-weight-complex="normal"/>
    </style:style>
    <style:style style:name="T22" style:family="text">
      <style:text-properties fo:font-weight="normal" officeooo:rsid="00299230" style:font-weight-asian="normal" style:font-weight-complex="normal"/>
    </style:style>
    <style:style style:name="T23" style:family="text">
      <style:text-properties fo:font-weight="normal" officeooo:rsid="002f5869" style:font-weight-asian="normal" style:font-weight-complex="normal"/>
    </style:style>
    <style:style style:name="T24" style:family="text">
      <style:text-properties fo:font-weight="normal" officeooo:rsid="0033a668" style:font-weight-asian="normal" style:font-weight-complex="normal"/>
    </style:style>
    <style:style style:name="T25" style:family="text">
      <style:text-properties fo:font-weight="normal" officeooo:rsid="00376b22" style:font-weight-asian="normal" style:font-weight-complex="normal"/>
    </style:style>
    <style:style style:name="T26" style:family="text">
      <style:text-properties fo:font-weight="normal" officeooo:rsid="0044a773" style:font-weight-asian="normal" style:font-weight-complex="normal"/>
    </style:style>
    <style:style style:name="T27" style:family="text">
      <style:text-properties fo:font-weight="normal" officeooo:rsid="0049c453" style:font-weight-asian="normal" style:font-weight-complex="normal"/>
    </style:style>
    <style:style style:name="T28" style:family="text">
      <style:text-properties fo:font-style="italic" fo:font-weight="normal" officeooo:rsid="001f56d7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ec9e6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b6a87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76b22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2eefe" style:font-style-asian="italic" style:font-style-complex="italic"/>
    </style:style>
    <style:style style:name="T34" style:family="text">
      <style:text-properties fo:font-style="italic" officeooo:rsid="003598e8" style:font-style-asian="italic" style:font-style-complex="italic"/>
    </style:style>
    <style:style style:name="T35" style:family="text">
      <style:text-properties fo:font-style="italic" officeooo:rsid="0043bf85" style:font-style-asian="italic" style:font-style-complex="italic"/>
    </style:style>
    <style:style style:name="T36" style:family="text">
      <style:text-properties fo:font-style="italic" officeooo:rsid="0044a773" style:font-style-asian="italic" style:font-style-complex="italic"/>
    </style:style>
    <style:style style:name="T37" style:family="text">
      <style:text-properties fo:font-style="italic" officeooo:rsid="0046c660" style:font-style-asian="italic" style:font-style-complex="italic"/>
    </style:style>
    <style:style style:name="T38" style:family="text">
      <style:text-properties officeooo:rsid="00afcda0"/>
    </style:style>
    <style:style style:name="T39" style:family="text">
      <style:text-properties officeooo:rsid="0021e2f5"/>
    </style:style>
    <style:style style:name="T40" style:family="text">
      <style:text-properties officeooo:rsid="0022eefe"/>
    </style:style>
    <style:style style:name="T41" style:family="text">
      <style:text-properties officeooo:rsid="00299230"/>
    </style:style>
    <style:style style:name="T42" style:family="text">
      <style:text-properties officeooo:rsid="002ada21"/>
    </style:style>
    <style:style style:name="T43" style:family="text">
      <style:text-properties officeooo:rsid="002b6a87"/>
    </style:style>
    <style:style style:name="T44" style:family="text">
      <style:text-properties officeooo:rsid="002b85ff"/>
    </style:style>
    <style:style style:name="T45" style:family="text">
      <style:text-properties style:font-name="Liberation Serif" fo:font-size="12pt" fo:font-weight="normal" officeooo:rsid="001fb709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fo:language="da" fo:country="DK" officeooo:rsid="0041bcf9" style:font-size-asian="12pt" style:font-size-complex="12pt"/>
    </style:style>
    <style:style style:name="T48" style:family="text">
      <style:text-properties style:font-name="Liberation Serif" fo:font-size="12pt" fo:language="da" fo:country="DK" officeooo:rsid="00424572" style:font-size-asian="12pt" style:font-size-complex="12pt"/>
    </style:style>
    <style:style style:name="T49" style:family="text">
      <style:text-properties style:font-name="Liberation Serif" fo:font-size="12pt" fo:language="da" fo:country="DK" officeooo:rsid="0046a165" style:font-size-asian="12pt" style:font-size-complex="12pt"/>
    </style:style>
    <style:style style:name="T50" style:family="text">
      <style:text-properties style:font-name="Liberation Serif" fo:font-size="12pt" fo:language="da" fo:country="DK" officeooo:rsid="0046c660" style:font-size-asian="12pt" style:font-size-complex="12pt"/>
    </style:style>
    <style:style style:name="T51" style:family="text">
      <style:text-properties style:font-name="Liberation Serif" fo:font-size="12pt" fo:language="da" fo:country="DK" officeooo:rsid="0048aba7" style:font-size-asian="12pt" style:font-size-complex="12pt"/>
    </style:style>
    <style:style style:name="T52" style:family="text">
      <style:text-properties fo:font-size="12pt" fo:font-weight="normal" officeooo:rsid="001ec9e6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ada21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b6a87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48aba7" style:font-size-asian="12pt" style:font-weight-asian="normal" style:font-size-complex="12pt" style:font-weight-complex="normal"/>
    </style:style>
    <style:style style:name="T56" style:family="text">
      <style:text-properties officeooo:rsid="002e4081"/>
    </style:style>
    <style:style style:name="T57" style:family="text">
      <style:text-properties officeooo:rsid="00309e21"/>
    </style:style>
    <style:style style:name="T58" style:family="text">
      <style:text-properties officeooo:rsid="00376b22"/>
    </style:style>
    <style:style style:name="T59" style:family="text">
      <style:text-properties fo:font-style="normal" fo:font-weight="normal" officeooo:rsid="00376b22" style:font-style-asian="normal" style:font-weight-asian="normal" style:font-style-complex="normal" style:font-weight-complex="normal"/>
    </style:style>
    <style:style style:name="T60" style:family="text">
      <style:text-properties officeooo:rsid="003bf3cd"/>
    </style:style>
    <style:style style:name="T61" style:family="text">
      <style:text-properties officeooo:rsid="0040d4d4"/>
    </style:style>
    <style:style style:name="T62" style:family="text">
      <style:text-properties officeooo:rsid="0041bcf9"/>
    </style:style>
    <style:style style:name="T63" style:family="text">
      <style:text-properties officeooo:rsid="00433082"/>
    </style:style>
    <style:style style:name="T64" style:family="text">
      <style:text-properties officeooo:rsid="0043bf85"/>
    </style:style>
    <style:style style:name="T65" style:family="text">
      <style:text-properties officeooo:rsid="0044a773"/>
    </style:style>
    <style:style style:name="T66" style:family="text">
      <style:text-properties officeooo:rsid="00450016"/>
    </style:style>
    <style:style style:name="T67" style:family="text">
      <style:text-properties officeooo:rsid="0046a165"/>
    </style:style>
    <style:style style:name="T68" style:family="text">
      <style:text-properties officeooo:rsid="0046c660"/>
    </style:style>
    <style:style style:name="T69" style:family="text">
      <style:text-properties officeooo:rsid="0048ab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estasGIS</text:p>
      <text:p text:style-name="P15"/>
      <text:p text:style-name="P13">Ramløse d. <text:s/><text:span text:style-name="T61">16. november </text:span><text:span text:style-name="T38">20</text:span><text:span text:style-name="T61">20</text:span></text:p>
      <text:p text:style-name="P14"/>
      <text:p text:style-name="P20"/>
      <text:p text:style-name="P21"><text:span text:style-name="T57">Tilbud </text:span>vedr. <text:span text:style-name="T44">QGIS plugin til behandling af </text:span><text:span text:style-name="T62">DMP</text:span><text:span text:style-name="T61"> baserede råstof data</text:span><text:span text:style-name="T44">. </text:span></text:p>
      <text:p text:style-name="P22"><text:span text:style-name="T39">Dette tilbud omfatter udvikling, dokumentation, brugervejledning samt installation af et QGIS plugin til redigering af spatielle data indlæst fra </text:span><text:span text:style-name="T61">Danmarks Miljøportal </text:span><text:span text:style-name="T62">(DMP).</text:span></text:p>
      <text:p text:style-name="P25"><text:span text:style-name="T67">QGIS plugin’et </text:span>benytter DMP’<text:span text:style-name="T68">s</text:span> <text:span text:style-name="T67">nyeste</text:span> rest baserede api til download/<text:span text:style-name="T67">upload </text:span>af <text:span text:style-name="T67">data </text:span>fra DMP <text:span text:style-name="T67">(ver. 2.0, november 2020)</text:span>. <text:s/></text:p>
      <text:p text:style-name="P24"><text:span text:style-name="T63">Systemet er tiltænkt behandling af råstofdata, men kan omstilles til andre datatype</text:span><text:span text:style-name="T66">r</text:span><text:span text:style-name="T63"> i DMP som benytter samme rest-api, dvs. en stor delmængde af andre datatype</text:span><text:span text:style-name="T67">r</text:span><text:span text:style-name="T63"> hos DMP.</text:span></text:p>
      <text:p text:style-name="P31"/>
      <text:p text:style-name="P26"><text:span text:style-name="T12">Metode</text:span><text:span text:style-name="T14">:</text:span></text:p>
      <text:p text:style-name="P22"><text:span text:style-name="T62">D</text:span><text:span text:style-name="T63">ata fra DMP </text:span><text:span text:style-name="T67">hentes via rest api til et lokalt system og opbevares s</text:span><text:span text:style-name="T62">om almindelige spatielle data-lag, f.eks. som GeoPackage baserede datafiler </text:span><text:span text:style-name="T66">eller </text:span><text:span text:style-name="T62"><text:s/></text:span><text:span text:style-name="T66">i </text:span><text:span text:style-name="T62">database baserede formater </text:span><text:span text:style-name="T66">såsom MS-SQLServer eller PostgreSQL.</text:span></text:p>
      <text:p text:style-name="P26">Valg af DMP datakilde til download <text:span text:style-name="T68">foretages </text:span>via en brugerdial<text:span text:style-name="T68">og med valg af </text:span>hoved datatype, geografisk område og/eller andre administrative opdelinger. Listen over datatyper o.a. kan modificeres af bruger<text:span text:style-name="T68">en</text:span> efter behov.</text:p>
      <text:p text:style-name="P27"><text:span text:style-name="T49">Under d</text:span><text:span text:style-name="T47">ownload </text:span><text:span text:style-name="T49">af DMP data </text:span><text:span text:style-name="T47">bliver der – skjult for brugeren – oprettet et sæt ”reference” data, som er en nøjagtig kopi af de downloadede data. </text:span><text:span text:style-name="T49">Det primære lokale datalag – kaldet datalaget – er laget som redigeres lokalt og som senere bruges som kilde til upload af data til DMP. Den skjulte kopi – kaldet referencelaget – bruges som sammenligningsgrundlag umiddelbart før </text:span><text:span text:style-name="T51">og under </text:span><text:span text:style-name="T49">upload </text:span><text:span text:style-name="T51">til DMP.</text:span><text:span text:style-name="T47"><text:line-break/><text:line-break/></text:span><text:span text:style-name="T49">Efter download kan b</text:span><text:span text:style-name="T47">ruger kan oprette nye poster, rette og slette eksister</text:span><text:span text:style-name="T48">e</text:span><text:span text:style-name="T47">nde poster i datalaget. Alle QGIS tematiserings og redigerings faciliteter kan benyttes, inkl. tilpassede attribut skærmbilleder til behandling af </text:span><text:span text:style-name="T48">alfanumeriske </text:span><text:span text:style-name="T47">data. </text:span><text:span text:style-name="T48">Man kan arbejde med QGIS projekter, som udover DMP data også </text:span><text:span text:style-name="T51">kan indeholde </text:span><text:span text:style-name="T48">andre lag. Kort sagt kan DMP data</text:span><text:span text:style-name="T49">lag</text:span><text:span text:style-name="T48"> behandles som hvilket som helst and</text:span><text:span text:style-name="T49">re</text:span><text:span text:style-name="T48"> lag i QGIS. Selve rettelses processen kan gennemføres over vilkårligt mange sessioner i QGIS fordelt over flere dage.<text:line-break/><text:line-break/></text:span><text:span text:style-name="T47">Når data </text:span><text:span text:style-name="T50">i datalaget </text:span><text:span text:style-name="T47">er færdigbehandlet, kan bruger aktivere en ”upload” funktion. Denne upload funktion sammenligner de redigerede data </text:span><text:span text:style-name="T50">i datalaget </text:span><text:span text:style-name="T47">med de oprindelige </text:span><text:span text:style-name="T50">data i reference laget </text:span><text:span text:style-name="T47">og viser forskellene </text:span><text:span text:style-name="T48">(oprettelser, rettelser, sletninger) </text:span><text:span text:style-name="T47">i </text:span><text:span text:style-name="T50">QGIS </text:span><text:span text:style-name="T47">kortbilledet, således bruger kan danne sig et overblik over rettelsernes omfang. Herefter kan bruger beslutte sig for at:<text:line-break/></text:span></text:p>
      <text:list xml:id="list255107636" text:style-name="L1">
        <text:list-item>
          <text:p text:style-name="P33">Accept af rettelserne og uploade data til DMP. Rettelserne tilbageføres til DMP og data – og reference lag nulstilles, således systemet er klar til næste gang.</text:p>
        </text:list-item>
        <text:list-item>
          <text:p text:style-name="P33"><text:soft-page-break/>Aflyse upload og fortsætte med at tilrette data (og <text:span text:style-name="T69">eventuelt </text:span>senere gen<text:span text:style-name="T69">tage</text:span> upload processen). Data – og reference lag bliver ikke berørt.</text:p>
        </text:list-item>
        <text:list-item>
          <text:p text:style-name="P33">Aflyse hele rettelses-processen og nulstille alle DMP data inkl. reference data. </text:p>
        </text:list-item>
      </text:list>
      <text:p text:style-name="P23">Hvis <text:span text:style-name="T68">de downloadede fra DMP </text:span>data gemmes i et database miljø som f.eks. PostgreSQL eller MS-SQLServer, kan DMP data <text:span text:style-name="T69">også </text:span>rettes af andre brugere end den oprindelige bruger: <text:span text:style-name="T68">E</text:span>n person kan have DMP systemet installeret og have adgang til up- og download af data fra DMP; andre brugere <text:span text:style-name="T69">har ikke DMP </text:span><text:span text:style-name="T68">plugin installeret, men har adgang </text:span><text:span text:style-name="T69">til </text:span>datalagene <text:span text:style-name="T68">(</text:span><text:span text:style-name="T37">ikke</text:span><text:span text:style-name="T68"> referencelag) </text:span>i <text:span text:style-name="T66">d</text:span>atabase serveren. Afhængig af de alm. bruger rettigheder til database systemet kan de andre brugere <text:span text:style-name="T68">begrænses til læse adgang, </text:span>men de <text:span text:style-name="T66">kan evt. </text:span><text:span text:style-name="T68">have skrive/slette adgang og derved </text:span>deltage i redigeringsprocessen. <text:s text:c="2"/></text:p>
      <text:p text:style-name="P32"/>
      <text:p text:style-name="P24"><text:span text:style-name="T12">Arbejdet</text:span><text:span text:style-name="T14">s omfang:</text:span><text:span text:style-name="T12"> </text:span></text:p>
      <text:list xml:id="list1776710581" text:style-name="L2">
        <text:list-item>
          <text:p text:style-name="P41"><text:span text:style-name="T1">Udvikling af </text:span><text:span text:style-name="T4">QGIS-</text:span><text:span text:style-name="T1">plugin </text:span><text:span text:style-name="T9">til behandling af råstof områder </text:span><text:span text:style-name="T5">(</text:span><text:span text:style-name="T11">70</text:span><text:span text:style-name="T5"> timer) </text:span><text:span text:style-name="T1">:</text:span></text:p>
          <text:list>
            <text:list-item>
              <text:p text:style-name="P34">Modul med brugerdialog til: Opsætning af indstillinger mht. <text:span text:style-name="T69">http-</text:span>adresser, login, datatyper fra DMP; opsætning <text:s/>af indstillinger vedr. hvilke datalag og -områder, som skal downloades fra DMP; opsætning af indstillinger vedr. placering af data i det lokale system. QGIS’<text:span text:style-name="T69">s</text:span> <text:span text:style-name="T69">indbyggede </text:span>indstillings <text:span text:style-name="T69">og konto</text:span> system benyttes til <text:span text:style-name="T69">opbevaring af opsætnings- samt konto-oplysninger.</text:span> </text:p>
            </text:list-item>
            <text:list-item>
              <text:p text:style-name="P35">Modul til import af data fra DMP <text:span text:style-name="T69">via </text:span><text:span text:style-name="T68">brugerdialog til valg af datatype, område eller andre administrative inddelinger. <text:line-break/></text:span>Dette modul vil også varetage generering<text:span text:style-name="T69">en</text:span> af reference data <text:span text:style-name="T69">under download</text:span>.</text:p>
            </text:list-item>
            <text:list-item>
              <text:p text:style-name="P35">Modul til tematisering af <text:span text:style-name="T68">downloadede </text:span>data, således data automatisk tematiseres efter download.</text:p>
            </text:list-item>
            <text:list-item>
              <text:p text:style-name="P36">Modul til sammenligning af data med reference data.<text:line-break/>Modulet tematiserer forskelle <text:span text:style-name="T68">mellem reference og datalag</text:span>, således oprettelser, rettelser og sletninger vises i kortbilledet. (Tematisering af disse ”difference” lag kan også styres af brugeren.</text:p>
            </text:list-item>
            <text:list-item>
              <text:p text:style-name="P37">Modul til upload af rettede data til DMP og nulstilling af lokale data. </text:p>
            </text:list-item>
            <text:list-item>
              <text:p text:style-name="P38">Modul til nulstilling af data og reference lag</text:p>
            </text:list-item>
            <text:list-item>
              <text:p text:style-name="P39"><text:span text:style-name="T39">Attribut-dialoger til </text:span><text:span text:style-name="T64">data</text:span><text:span text:style-name="T39">-lag: Hvert type </text:span><text:span text:style-name="T64">data</text:span><text:span text:style-name="T39">-lag tilknyttes attribut-dialoger til rettelse af attribut-data. </text:span><text:span text:style-name="T64">Disse kan tilrettes af bruger</text:span></text:p>
            </text:list-item>
            <text:list-item>
              <text:p text:style-name="P42"><text:span text:style-name="T2">Brugerflade: </text:span><text:span text:style-name="T1"><text:s/>QGIS </text:span><text:span text:style-name="T10">bruger dialog </text:span><text:span text:style-name="T1"><text:s/>til styring af den beskrevne funktionalitet. <text:line-break/></text:span></text:p>
            </text:list-item>
          </text:list>
        </text:list-item>
        <text:list-item>
          <text:p text:style-name="P42"><text:span text:style-name="T6">Installationsvejledning. </text:span><text:span text:style-name="T7">(</text:span><text:span text:style-name="T8">8</text:span><text:span text:style-name="T7"> timer)</text:span><text:span text:style-name="T1"><text:line-break/></text:span><text:span text:style-name="T3">Installationsvejledningen vil forklare i detaljer, hvorledes systemet opsættes i MS-Windows miljøet samt hvorledes alle opsætnings parametre til systemet skal sættes op for at få et fungerende system. <text:line-break/>Endvidere vil systemet være suppleret med en eksempel opsætning til </text:span><text:span text:style-name="T10">DMP råstof områder</text:span><text:span text:style-name="T3"> (uden username/password) </text:span></text:p>
        </text:list-item>
        <text:list-item>
          <text:p text:style-name="P39"><text:soft-page-break/><text:span text:style-name="T32">Brugervejledning. </text:span><text:span text:style-name="T33">(1</text:span><text:span text:style-name="T36">2</text:span><text:span text:style-name="T33"> timer)</text:span><text:line-break/><text:span text:style-name="T15">Brugervejledning til samtlige funktioner i systemet.</text:span></text:p>
        </text:list-item>
        <text:list-item>
          <text:p text:style-name="P39"><text:span text:style-name="T32">Installation hos kunde. </text:span><text:span text:style-name="T33">(</text:span><text:span text:style-name="T34">3</text:span><text:span text:style-name="T33"> timer )</text:span><text:line-break/><text:span text:style-name="T15">Installationen omfatter opsætning af QGIS profiler med plugin præinstalleret samt opsætningsdata og temadata tilpasset den enkelte kunde. Installationsmodulet leveres også som en zip-fil, således kunden selv kan installere plugin i QGIS om dette ønskes.</text:span></text:p>
        </text:list-item>
        <text:list-item>
          <text:p text:style-name="P39"><text:span text:style-name="T32">Kursusforløb </text:span><text:span text:style-name="T33">(</text:span><text:span text:style-name="T35">2</text:span><text:span text:style-name="T32"> timer</text:span><text:span text:style-name="T33">)</text:span><text:span text:style-name="T40"> <text:line-break/>Intr</text:span><text:span text:style-name="T65">o</text:span><text:span text:style-name="T40">duktion til plugin-systemet</text:span>. Det forventes, at kursusdeltagerne har et rimeligt kendskab til QGIS i forvejen. Er dette ikke tilfældet, kan vi arrangere grundlæggende QGIS kurser. Men det falder uden for rammerne af denne aftale.</text:p>
        </text:list-item>
        <text:list-item>
          <text:p text:style-name="P40"><text:span text:style-name="T32">Administration (5 timer)</text:span><text:line-break/>Afklarende møder, <text:span text:style-name="T64">udarbejdelse af aftale</text:span> osv. </text:p>
        </text:list-item>
      </text:list>
      <text:p text:style-name="P18"><text:span text:style-name="T25">Hvert delprojekt er nødvendigt for det samlede projekt, så t</text:span><text:span text:style-name="T20">idsangivelser er </text:span><text:span text:style-name="T22">en orientering om </text:span><text:span text:style-name="T24">den omtrentlige </text:span><text:span text:style-name="T22">fordeling af timeforbruget på de enkelte delprojekter </text:span><text:span text:style-name="T25">og kan ikke benyttes som en fra/tilval</text:span><text:span text:style-name="T26">g</text:span><text:span text:style-name="T25">sliste.</text:span><text:span text:style-name="T22"><text:line-break/><text:line-break/></text:span>Support, garanti:</text:p>
      <text:p text:style-name="P2"/>
      <text:p text:style-name="P2">Applikations- og andre fejl i det afleverede projekt, som skyldes <text:span text:style-name="T56">leverandøren</text:span>, rettes uden betaling i en periode på 1 år efter afleveringen.</text:p>
      <text:p text:style-name="P2"><text:line-break/>Efter garantiperioden: <text:span text:style-name="T56">Leverandøren</text:span> forpligter sig til at foretage support på <text:span text:style-name="T40">QGIS plugin systemet </text:span>i minimum 4 år efter færdiggørelsen af systemet til en timeløn, som ikke overstiger <text:span text:style-name="T40">1200</text:span>,- kr./time i<text:span text:style-name="T58">ndenfor</text:span> perioden. Timelønnen er pt. <text:span text:style-name="T40">975</text:span>,- kr. <text:span text:style-name="T58">pr. </text:span>time (Primo <text:span text:style-name="T40">September</text:span> 201<text:span text:style-name="T40">9</text:span>).</text:p>
      <text:p text:style-name="P2"/>
      <text:p text:style-name="P17">Tidsplan og økonomi:</text:p>
      <text:p text:style-name="P2"/>
      <text:p text:style-name="P3">Løsningen implementeres i perioden fra <text:span text:style-name="T44">aftalens underskrivelse og 6 uger frem.</text:span></text:p>
      <text:p text:style-name="P2"/>
      <text:p text:style-name="P4">I alt <text:span text:style-name="T41">1</text:span><text:span text:style-name="T65">00</text:span><text:span text:style-name="T41"> arbejdstimer á </text:span><text:span text:style-name="T65">975,-</text:span><text:span text:style-name="T41"> kr. : 9</text:span><text:span text:style-name="T65">7</text:span><text:span text:style-name="T41">.</text:span><text:span text:style-name="T65">500</text:span><text:span text:style-name="T41">,- kr. eks. moms.</text:span></text:p>
      <text:p text:style-name="P7"><text:s/></text:p>
      <text:p text:style-name="P5">Be<text:span text:style-name="T44">l</text:span>øbet udbetales <text:span text:style-name="T65">i 2 rater: 1. rate (50% ultimo december 2020) </text:span>efter <text:span text:style-name="T65">færdiggørelse af selve plugin og 2. rate (50% primo januar 2021) efter aflevering af installations- og brugervejledning, installation hos kunde samt afholdelse af kursus samt </text:span>kundens godkendelse af det færdige arbejde.</text:p>
      <text:p text:style-name="P3"/>
      <text:p text:style-name="P16">Rettigheder, <text:span text:style-name="T60">licens</text:span> o.a.:</text:p>
      <text:p text:style-name="P19"/>
      <text:p text:style-name="P6"><text:span text:style-name="T16">Dette system et QGIS plugin dvs. en integreret udvidelse af QGIS. Dette betyder, at koden til det udførte arbejde er</text:span><text:span text:style-name="T13"> </text:span><text:span text:style-name="T17">under</text:span><text:span text:style-name="T21">lagt</text:span><text:span text:style-name="T17"> samme licens som selve QGIS: GPL-</text:span><text:span text:style-name="T13"> </text:span><text:span text:style-name="T17">licensen. <text:line-break/></text:span></text:p>
      <text:p text:style-name="P6"><text:span text:style-name="T17">Kort fortalt medfører denne licens, a</text:span><text:span text:style-name="T18">t kunden</text:span><text:span text:style-name="T17"> som modtager </text:span><text:span text:style-name="T25">systemet</text:span><text:span text:style-name="T17">:</text:span></text:p>
      <text:p text:style-name="P8"/>
      <text:list xml:id="list1158316811" text:style-name="L3">
        <text:list-item>
          <text:p text:style-name="P28">Skal have den fulde programtekst <text:span text:style-name="T43">(kildekoden) </text:span>udleveret sammen med <text:span text:style-name="T43">plugin-systemet</text:span>.<text:line-break/></text:p>
        </text:list-item>
        <text:list-item>
          <text:p text:style-name="P29"><text:span text:style-name="T18">Kan </text:span><text:span text:style-name="T17">selv </text:span><text:span text:style-name="T31">tilrette </text:span><text:span text:style-name="T59">eller</text:span><text:span text:style-name="T31"> </text:span><text:span text:style-name="T28">videre</text:span><text:span text:style-name="T29">udvikle</text:span><text:span text:style-name="T17"> </text:span><text:span text:style-name="T21">kilde</text:span><text:span text:style-name="T17">koden uden </text:span><text:span text:style-name="T18">tilladelse fra eller </text:span><text:span text:style-name="T17">kompensation til </text:span><text:span text:style-name="T19">leverandøren</text:span><text:span text:style-name="T17">. <text:line-break/></text:span></text:p>
        </text:list-item>
        <text:list-item>
          <text:p text:style-name="P29"><text:soft-page-break/><text:span text:style-name="T21">E</text:span><text:span text:style-name="T19">v</text:span><text:span text:style-name="T21">entuelle </text:span><text:span text:style-name="T19">æ</text:span><text:span text:style-name="T18">ndringer </text:span><text:span text:style-name="T21">og</text:span><text:span text:style-name="T18"> </text:span><text:span text:style-name="T19">tilføjelser </text:span><text:span text:style-name="T18">til kilde</text:span><text:span text:style-name="T21">koden</text:span><text:span text:style-name="T18"> </text:span><text:span text:style-name="T19">bliver </text:span><text:span text:style-name="T21">automatisk </text:span><text:span text:style-name="T27">tvangs</text:span><text:span text:style-name="T18">under</text:span><text:span text:style-name="T19">lagt</text:span><text:span text:style-name="T18"> GPL–licensen.<text:line-break/></text:span></text:p>
        </text:list-item>
        <text:list-item>
          <text:p text:style-name="P30"><text:span text:style-name="T18">Kan </text:span><text:span text:style-name="T28">videre</text:span><text:span text:style-name="T30">formidle </text:span><text:span text:style-name="T17">p</text:span><text:span text:style-name="T21">lugin-system</text:span><text:span text:style-name="T23">et</text:span><text:span text:style-name="T21"> </text:span><text:span text:style-name="T17">og </text:span><text:span text:style-name="T21">kildekode </text:span><text:span text:style-name="T17">til tredjepart uden </text:span><text:span text:style-name="T18">tilladelse fra eller kompensation til</text:span><text:span text:style-name="T17"> </text:span><text:span text:style-name="T19">leverandøren</text:span><text:span text:style-name="T17">.<text:line-break/></text:span></text:p>
        </text:list-item>
        <text:list-item>
          <text:p text:style-name="P30"><text:span text:style-name="T17">Ved </text:span><text:span text:style-name="T21">videreformidling </text:span><text:span text:style-name="T17">af program</text:span><text:span text:style-name="T21">system og kildekode t</text:span><text:span text:style-name="T17">il tredjepart </text:span><text:span text:style-name="T18">forbliver </text:span><text:span text:style-name="T21">disse </text:span><text:span text:style-name="T18">under GPL–licensen. Dvs. der gælder </text:span><text:span text:style-name="T17">samme </text:span><text:span text:style-name="T18">licensforhold </text:span><text:span text:style-name="T17">mellem </text:span><text:span text:style-name="T25">den primære </text:span><text:span text:style-name="T18">kunde </text:span><text:span text:style-name="T17">og tredjepart, som der </text:span><text:span text:style-name="T18"><text:s/></text:span><text:span text:style-name="T17">gælder mellem </text:span><text:span text:style-name="T19">leverandør</text:span><text:span text:style-name="T17"> og </text:span><text:span text:style-name="T25">den primære </text:span><text:span text:style-name="T18">kunde.</text:span></text:p>
        </text:list-item>
      </text:list>
      <text:p text:style-name="P9"/>
      <text:p text:style-name="P11"><text:span text:style-name="T52">M</text:span><text:span text:style-name="T53">an kan kort sige, at kunden har fuld råderet til plugin-</text:span><text:span text:style-name="T55">programmet</text:span><text:span text:style-name="T53"> </text:span><text:span text:style-name="T54">og kildekode</text:span><text:span text:style-name="T53">. Men det er ikke muligt at ændre på licensen </text:span><text:span text:style-name="T55">og konsekvenserne af samme</text:span><text:span text:style-name="T53">; ej heller på de programdele, som kunden evt. selv har </text:span><text:span text:style-name="T54">videre</text:span><text:span text:style-name="T53">udviklet.</text:span></text:p>
      <text:p text:style-name="P10"/>
      <text:p text:style-name="P1"><text:span text:style-name="T45">Se i øvrigt: </text:span><text:a xlink:type="simple" xlink:href="https://www.gnu.org/licenses/gpl.html" text:style-name="Internet_20_link" text:visited-style-name="Visited_20_Internet_20_Link"><text:span text:style-name="T45">https://www.gnu.org/licenses/gpl.html</text:span></text:a><text:span text:style-name="T45"> for en uddybende forklaring.</text:span></text:p>
      <text:p text:style-name="P2"/>
      <text:p text:style-name="P2"/>
      <text:p text:style-name="P2">Med venlig hilsen</text:p>
      <text:p text:style-name="P2"/>
      <text:p text:style-name="P2">Bo Victor Thomsen</text:p>
      <text:p text:style-name="P2"><text:span text:style-name="T42">GIS &amp; databasespecialist, </text:span>Civ.Ing.</text:p>
      <text:p text:style-name="P2"><text:span text:style-name="T56">a</text:span>estasGIS</text:p>
      <text:p text:style-name="P2"/>
      <text:p text:style-name="P2">St. Ryvej 11</text:p>
      <text:p text:style-name="P2">3300 Frederiksværk</text:p>
      <text:p text:style-name="P2"/>
      <text:p text:style-name="P2">21 72 03 84</text:p>
      <text:p text:style-name="P1"><text:a xlink:type="simple" xlink:href="mailto:bvt@aestas.dk" text:style-name="Internet_20_link" text:visited-style-name="Visited_20_Internet_20_Link"><text:span text:style-name="T46">bvt@aestas.dk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estas_20_Brødtekst" style:display-name="Aestas Brødtekst" style:family="paragraph" style:parent-style-name="Standard" style:class="text">
      <style:text-properties style:font-name="Calibri" fo:font-family="Calibri" style:font-style-name="Normal" style:font-family-generic="swiss" style:font-pitch="variable" style:font-size-asian="10.5pt"/>
    </style:style>
    <style:style style:name="Aestas_20_Afsnit" style:display-name="Aestas Afsnit" style:family="paragraph" style:parent-style-name="Standard" style:class="text">
      <style:text-properties style:font-name="Calibri1" fo:font-family="Calibri" style:font-family-generic="swiss" style:font-pitch="variable" fo:font-size="12pt" fo:font-style="normal" style:text-underline-style="none" fo:font-weight="bold" officeooo:rsid="00096436" style:font-size-asian="12pt" style:font-style-asian="normal" style:font-size-complex="12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4:34:21.461000000</meta:creation-date>
    <dc:date>2020-11-17T11:58:26.344000000</dc:date>
    <meta:editing-duration>PT1H40M5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0" meta:page-count="4" meta:paragraph-count="55" meta:word-count="1187" meta:character-count="8105" meta:non-whitespace-character-count="6952"/>
  </office:meta>
</office:document-meta>
</file>